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style:font-name="Arial" officeooo:rsid="000f333f" officeooo:paragraph-rsid="000f333f"/>
    </style:style>
    <style:style style:name="P5" style:family="paragraph" style:parent-style-name="Standard">
      <style:text-properties style:font-name="Arial" officeooo:rsid="000bb9a5" officeooo:paragraph-rsid="000bb9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d551" style:font-weight-asian="bold" style:font-weight-complex="bold"/>
    </style:style>
    <style:style style:name="T3" style:family="text">
      <style:text-properties fo:font-weight="bold" officeooo:rsid="000f333f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Lamb Marinade Sicillian</text:span></text:p>
      <text:p text:style-name="P2"/>
      <text:p text:style-name="P1"/>
      <text:p text:style-name="P1"><text:span text:style-name="T4">Amount</text:span><text:tab/><text:tab/><text:span text:style-name="T4">Ingredient</text:span></text:p>
      <text:p text:style-name="P1"/>
      <text:p text:style-name="P4">¼ Cup<text:tab/><text:tab/><text:tab/>Olive Oil</text:p>
      <text:p text:style-name="P4">½ Cup<text:tab/><text:tab/><text:tab/>Red Wine Vinegar</text:p>
      <text:p text:style-name="P4"><text:tab/><text:tab/><text:tab/>Basil</text:p>
      <text:p text:style-name="P4"><text:tab/><text:tab/><text:tab/>Lemon Pepper</text:p>
      <text:p text:style-name="P4"><text:tab/><text:tab/><text:tab/>Onion Paste</text:p>
      <text:p text:style-name="P4"><text:tab/><text:tab/><text:tab/>Garlic - minced</text:p>
      <text:p text:style-name="P4"/>
      <text:p text:style-name="P1"/>
      <text:p text:style-name="P3">Cooking Instructions:</text:p>
      <text:p text:style-name="P1"/>
      <text:p text:style-name="P4">Combine ingredients.</text:p>
      <text:p text:style-name="P4"/>
      <text:p text:style-name="P4">Baste on lamb chops or roast. <text:s/>Use remaining as sauce at tab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6T15:35:54.537000000</meta:creation-date>
    <meta:editing-duration>PT3M7S</meta:editing-duration>
    <meta:editing-cycles>2</meta:editing-cycles>
    <meta:generator>LibreOffice/6.3.2.2$Windows_X86_64 LibreOffice_project/98b30e735bda24bc04ab42594c85f7fd8be07b9c</meta:generator>
    <dc:date>2020-01-06T15:38:59.853000000</dc:date>
    <meta:document-statistic meta:table-count="0" meta:image-count="0" meta:object-count="0" meta:page-count="1" meta:paragraph-count="11" meta:word-count="38" meta:character-count="241" meta:non-whitespace-character-count="196"/>
  </office:meta>
</office:document-meta>
</file>